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JPY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JPY"/>
          <table:table-cell table:formula="=HYPERLINK(&quot;#BTC Tax.a43:z43&quot;; 30351.00000000000)" table:style-name="transparent_JPY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JPY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JPY"/>
          <table:table-cell table:formula="=HYPERLINK(&quot;#BTC Tax.a43:z43&quot;; 604.00000000000)" table:style-name="transparent_JPY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JPY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JPY"/>
          <table:table-cell table:formula="=HYPERLINK(&quot;#BTC Tax.a32:z32&quot;; 13509.0000000000000000)" table:style-name="transparent_JPY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JPY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JPY"/>
          <table:table-cell table:formula="=HYPERLINK(&quot;#BTC Tax.a32:z32&quot;; 413.00000000000)" table:style-name="transparent_JPY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JPY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JPY"/>
          <table:table-cell table:formula="=HYPERLINK(&quot;#BTC Tax.a32:z32&quot;; 0)" table:style-name="transparent_JPY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JPY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JPY"/>
          <table:table-cell table:formula="=HYPERLINK(&quot;#BTC Tax.a32:z32&quot;; 63441.000000000000000)" table:style-name="transparent_JPY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JPY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JPY"/>
          <table:table-cell table:formula="=HYPERLINK(&quot;#BTC Tax.a32:z32&quot;; 53439.00000000000000)" table:style-name="transparent_JPY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currency" office:currency="JPY" table:style-name="taxable_event_JPY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currency" office:currency="JPY" table:style-name="taxable_event_JPY"/>
          <table:table-cell office:value="24000.0" office:value-type="currency" office:currency="JPY" table:style-name="taxable_event_JPY"/>
          <table:table-cell office:value="24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currency" office:currency="JPY" table:style-name="taxable_event_JPY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currency" office:currency="JPY" table:style-name="taxable_event_JPY"/>
          <table:table-cell office:value="39000.0" office:value-type="currency" office:currency="JPY" table:style-name="taxable_event_JPY"/>
          <table:table-cell office:value="39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currency" office:currency="JPY" table:style-name="transparent_JPY"/>
          <table:table-cell office:value="56000.0" office:value-type="currency" office:currency="JPY" table:style-name="transparent_JPY"/>
          <table:table-cell office:value="56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currency" office:currency="JPY" table:style-name="transparent_JPY"/>
          <table:table-cell office:value="75000.0" office:value-type="currency" office:currency="JPY" table:style-name="transparent_JPY"/>
          <table:table-cell office:value="7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currency" office:currency="JPY" table:style-name="taxable_event_JPY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currency" office:currency="JPY" table:style-name="taxable_event_border_JPY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currency" office:currency="JPY" table:style-name="highlighted_border_JPY"/>
          <table:table-cell office:value="202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currency" office:currency="JPY" table:style-name="taxable_event_border_JPY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currency" office:currency="JPY" table:style-name="taxable_event_JPY"/>
          <table:table-cell office:value="3035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currency" office:currency="JPY" table:style-name="taxable_event_JPY"/>
          <table:table-cell office:value="604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currency" office:currency="JPY" table:style-name="taxable_event_border_JPY"/>
          <table:table-cell office:value="13509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currency" office:currency="JPY" table:style-name="taxable_event_JPY"/>
          <table:table-cell office:value="413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currency" office:currency="JPY" table:style-name="taxable_event_JPY"/>
          <table:table-cell office:value="6344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currency" office:currency="JPY" table:style-name="taxable_event_JPY"/>
          <table:table-cell office:value="53439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JPY"/>
          <table:table-cell table:formula="=HYPERLINK(&quot;#BTC In-Out.a14:z14&quot;; 11200.00000000000)" table:style-name="taxable_event_JPY"/>
          <table:table-cell table:formula="=HYPERLINK(&quot;#BTC In-Out.a14:z14&quot;; &quot;&quot;)" table:style-name="taxable_event_JPY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JPY"/>
          <table:table-cell table:formula="=HYPERLINK(&quot;#BTC In-Out.a4:z4&quot;; 20.000000000000)" table:style-name="acquired_lot_JPY"/>
          <table:table-cell table:formula="=HYPERLINK(&quot;#BTC In-Out.a4:z4&quot;; 2220.00000000000)" table:style-name="highlighted_JPY"/>
          <table:table-cell table:formula="=HYPERLINK(&quot;#BTC In-Out.a4:z4&quot;; 11000.00000000000)" table:style-name="acquired_lot_JPY"/>
          <table:table-cell table:formula="=HYPERLINK(&quot;#BTC In-Out.a4:z4&quot;; &quot;&quot;)" table:style-name="acquired_lot_JPY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JPY"/>
          <table:table-cell table:formula="=HYPERLINK(&quot;#BTC In-Out.a24:z24&quot;; 11400.00000000000)" table:style-name="taxable_event_alt_JPY"/>
          <table:table-cell table:formula="=HYPERLINK(&quot;#BTC In-Out.a24:z24&quot;; &quot;&quot;)" table:style-name="taxable_event_alt_JPY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JPY"/>
          <table:table-cell table:formula="=HYPERLINK(&quot;#BTC In-Out.a4:z4&quot;; 1.0000000000000)" table:style-name="acquired_lot_JPY"/>
          <table:table-cell table:formula="=HYPERLINK(&quot;#BTC In-Out.a4:z4&quot;; 111.00000000000)" table:style-name="highlighted_JPY"/>
          <table:table-cell table:formula="=HYPERLINK(&quot;#BTC In-Out.a4:z4&quot;; 11000.00000000000)" table:style-name="acquired_lot_JPY"/>
          <table:table-cell table:formula="=HYPERLINK(&quot;#BTC In-Out.a4:z4&quot;; &quot;&quot;)" table:style-name="acquired_lot_JPY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JPY"/>
          <table:table-cell table:formula="=HYPERLINK(&quot;#BTC In-Out.a5:z5&quot;; 12000.00000000000)" table:style-name="taxable_event_JPY"/>
          <table:table-cell table:formula="=HYPERLINK(&quot;#BTC In-Out.a5:z5&quot;; &quot;&quot;)" table:style-name="taxable_event_JPY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JPY"/>
          <table:table-cell table:formula="=HYPERLINK(&quot;#BTC In-Out.a15:z15&quot;; 12200.00000000000)" table:style-name="taxable_event_alt_JPY"/>
          <table:table-cell table:formula="=HYPERLINK(&quot;#BTC In-Out.a15:z15&quot;; &quot;&quot;)" table:style-name="taxable_event_alt_JPY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JPY"/>
          <table:table-cell table:formula="=HYPERLINK(&quot;#BTC In-Out.a4:z4&quot;; 79.0000000000000)" table:style-name="acquired_lot_JPY"/>
          <table:table-cell table:formula="=HYPERLINK(&quot;#BTC In-Out.a4:z4&quot;; 8769.00000000000)" table:style-name="highlighted_JPY"/>
          <table:table-cell table:formula="=HYPERLINK(&quot;#BTC In-Out.a4:z4&quot;; 11000.00000000000)" table:style-name="acquired_lot_JPY"/>
          <table:table-cell table:formula="=HYPERLINK(&quot;#BTC In-Out.a4:z4&quot;; &quot;&quot;)" table:style-name="acquired_lot_JPY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JPY"/>
          <table:table-cell table:formula="=HYPERLINK(&quot;#BTC In-Out.a15:z15&quot;; 12200.00000000000)" table:style-name="taxable_event_alt_JPY"/>
          <table:table-cell table:formula="=HYPERLINK(&quot;#BTC In-Out.a15:z15&quot;; &quot;&quot;)" table:style-name="taxable_event_alt_JPY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JPY"/>
          <table:table-cell table:formula="=HYPERLINK(&quot;#BTC In-Out.a5:z5&quot;; 0.000)" table:style-name="acquired_lot_alt_JPY"/>
          <table:table-cell table:formula="=HYPERLINK(&quot;#BTC In-Out.a5:z5&quot;; 2520.0000000000000000)" table:style-name="highlighted_JPY"/>
          <table:table-cell table:formula="=HYPERLINK(&quot;#BTC In-Out.a5:z5&quot;; 12000.00000000000)" table:style-name="acquired_lot_alt_JPY"/>
          <table:table-cell table:formula="=HYPERLINK(&quot;#BTC In-Out.a5:z5&quot;; &quot;&quot;)" table:style-name="acquired_lot_alt_JPY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JPY"/>
          <table:table-cell table:formula="=HYPERLINK(&quot;#BTC In-Out.a6:z6&quot;; 13000.00000000000)" table:style-name="taxable_event_JPY"/>
          <table:table-cell table:formula="=HYPERLINK(&quot;#BTC In-Out.a6:z6&quot;; &quot;&quot;)" table:style-name="taxable_event_JPY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JPY"/>
          <table:table-cell table:formula="=HYPERLINK(&quot;#BTC In-Out.a16:z16&quot;; 14200.00000000000)" table:style-name="taxable_event_alt_JPY"/>
          <table:table-cell table:formula="=HYPERLINK(&quot;#BTC In-Out.a16:z16&quot;; &quot;&quot;)" table:style-name="taxable_event_alt_JPY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JPY"/>
          <table:table-cell table:formula="=HYPERLINK(&quot;#BTC In-Out.a5:z5&quot;; 0.000)" table:style-name="acquired_lot_alt_JPY"/>
          <table:table-cell table:formula="=HYPERLINK(&quot;#BTC In-Out.a5:z5&quot;; 21480.000000000000000)" table:style-name="highlighted_JPY"/>
          <table:table-cell table:formula="=HYPERLINK(&quot;#BTC In-Out.a5:z5&quot;; 12000.00000000000)" table:style-name="acquired_lot_alt_JPY"/>
          <table:table-cell table:formula="=HYPERLINK(&quot;#BTC In-Out.a5:z5&quot;; &quot;&quot;)" table:style-name="acquired_lot_alt_JPY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JPY"/>
          <table:table-cell table:formula="=HYPERLINK(&quot;#BTC In-Out.a16:z16&quot;; 14200.00000000000)" table:style-name="taxable_event_alt_JPY"/>
          <table:table-cell table:formula="=HYPERLINK(&quot;#BTC In-Out.a16:z16&quot;; &quot;&quot;)" table:style-name="taxable_event_alt_JPY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JPY"/>
          <table:table-cell table:formula="=HYPERLINK(&quot;#BTC In-Out.a6:z6&quot;; 0)" table:style-name="acquired_lot_JPY"/>
          <table:table-cell table:formula="=HYPERLINK(&quot;#BTC In-Out.a6:z6&quot;; 39000.00000000000000)" table:style-name="highlighted_JPY"/>
          <table:table-cell table:formula="=HYPERLINK(&quot;#BTC In-Out.a6:z6&quot;; 13000.00000000000)" table:style-name="acquired_lot_JPY"/>
          <table:table-cell table:formula="=HYPERLINK(&quot;#BTC In-Out.a6:z6&quot;; &quot;&quot;)" table:style-name="acquired_lot_JPY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JPY"/>
          <table:table-cell table:formula="=HYPERLINK(&quot;#BTC In-Out.a16:z16&quot;; 14200.00000000000)" table:style-name="taxable_event_alt_JPY"/>
          <table:table-cell table:formula="=HYPERLINK(&quot;#BTC In-Out.a16:z16&quot;; &quot;&quot;)" table:style-name="taxable_event_alt_JPY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JPY"/>
          <table:table-cell table:formula="=HYPERLINK(&quot;#BTC In-Out.a7:z7&quot;; 21.000000000000000)" table:style-name="acquired_lot_alt_JPY"/>
          <table:table-cell table:formula="=HYPERLINK(&quot;#BTC In-Out.a7:z7&quot;; 2961.000000000000000)" table:style-name="highlighted_JPY"/>
          <table:table-cell table:formula="=HYPERLINK(&quot;#BTC In-Out.a7:z7&quot;; 14000.00000000000)" table:style-name="acquired_lot_alt_JPY"/>
          <table:table-cell table:formula="=HYPERLINK(&quot;#BTC In-Out.a7:z7&quot;; &quot;&quot;)" table:style-name="acquired_lot_alt_JPY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JPY"/>
          <table:table-cell table:formula="=HYPERLINK(&quot;#BTC In-Out.a17:z17&quot;; 14300.00000000000)" table:style-name="taxable_event_JPY"/>
          <table:table-cell table:formula="=HYPERLINK(&quot;#BTC In-Out.a17:z17&quot;; &quot;&quot;)" table:style-name="taxable_event_JPY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JPY"/>
          <table:table-cell table:formula="=HYPERLINK(&quot;#BTC In-Out.a7:z7&quot;; 379.000000000000000)" table:style-name="acquired_lot_alt_JPY"/>
          <table:table-cell table:formula="=HYPERLINK(&quot;#BTC In-Out.a7:z7&quot;; 53439.00000000000000)" table:style-name="highlighted_JPY"/>
          <table:table-cell table:formula="=HYPERLINK(&quot;#BTC In-Out.a7:z7&quot;; 14000.00000000000)" table:style-name="acquired_lot_alt_JPY"/>
          <table:table-cell table:formula="=HYPERLINK(&quot;#BTC In-Out.a7:z7&quot;; &quot;&quot;)" table:style-name="acquired_lot_alt_JPY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JPY"/>
          <table:table-cell table:formula="=HYPERLINK(&quot;#BTC In-Out.a26:z26&quot;; 14400.00000000000)" table:style-name="taxable_event_alt_JPY"/>
          <table:table-cell table:formula="=HYPERLINK(&quot;#BTC In-Out.a26:z26&quot;; &quot;&quot;)" table:style-name="taxable_event_alt_JPY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JPY"/>
          <table:table-cell table:formula="=HYPERLINK(&quot;#BTC In-Out.a8:z8&quot;; 2.00000000000000)" table:style-name="acquired_lot_JPY"/>
          <table:table-cell table:formula="=HYPERLINK(&quot;#BTC In-Out.a8:z8&quot;; 302.00000000000)" table:style-name="highlighted_JPY"/>
          <table:table-cell table:formula="=HYPERLINK(&quot;#BTC In-Out.a8:z8&quot;; 15000.00000000000)" table:style-name="acquired_lot_JPY"/>
          <table:table-cell table:formula="=HYPERLINK(&quot;#BTC In-Out.a8:z8&quot;; &quot;&quot;)" table:style-name="acquired_lot_JPY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JPY"/>
          <table:table-cell table:formula="=HYPERLINK(&quot;#BTC In-Out.a18:z18&quot;; 20200.00000000000)" table:style-name="taxable_event_border_JPY"/>
          <table:table-cell table:formula="=HYPERLINK(&quot;#BTC In-Out.a18:z18&quot;; &quot;&quot;)" table:style-name="taxable_event_border_JPY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JPY"/>
          <table:table-cell table:formula="=HYPERLINK(&quot;#BTC In-Out.a8:z8&quot;; 201.00000000000000)" table:style-name="acquired_lot_border_JPY"/>
          <table:table-cell table:formula="=HYPERLINK(&quot;#BTC In-Out.a8:z8&quot;; 30351.00000000000)" table:style-name="highlighted_border_JPY"/>
          <table:table-cell table:formula="=HYPERLINK(&quot;#BTC In-Out.a8:z8&quot;; 15000.00000000000)" table:style-name="acquired_lot_border_JPY"/>
          <table:table-cell table:formula="=HYPERLINK(&quot;#BTC In-Out.a8:z8&quot;; &quot;&quot;)" table:style-name="acquired_lot_border_JPY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JPY"/>
          <table:table-cell table:formula="=HYPERLINK(&quot;#BTC In-Out.a27:z27&quot;; 21400.00000000000)" table:style-name="taxable_event_alt_JPY"/>
          <table:table-cell table:formula="=HYPERLINK(&quot;#BTC In-Out.a27:z27&quot;; &quot;4a5e1e4baab89f3a32518a88c31bc87f618f76673e2cc77ab2127b7afdeda33b&quot;)" table:style-name="taxable_event_alt_JPY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JPY"/>
          <table:table-cell table:formula="=HYPERLINK(&quot;#BTC In-Out.a8:z8&quot;; 4.00000000000000)" table:style-name="acquired_lot_JPY"/>
          <table:table-cell table:formula="=HYPERLINK(&quot;#BTC In-Out.a8:z8&quot;; 604.00000000000)" table:style-name="highlighted_JPY"/>
          <table:table-cell table:formula="=HYPERLINK(&quot;#BTC In-Out.a8:z8&quot;; 15000.00000000000)" table:style-name="acquired_lot_JPY"/>
          <table:table-cell table:formula="=HYPERLINK(&quot;#BTC In-Out.a8:z8&quot;; &quot;&quot;)" table:style-name="acquired_lot_JPY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currency" office:currency="JPY" table:style-name="transparent_JPY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currency" office:currency="JPY" table:style-name="transparent_JPY"/>
          <table:table-cell office:value="2440.0" office:value-type="currency" office:currency="JPY" table:style-name="transparent_JPY"/>
          <table:table-cell office:value="2465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currency" office:currency="JPY" table:style-name="transparent_JPY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currency" office:currency="JPY" table:style-name="transparent_JPY"/>
          <table:table-cell office:value="4940.0" office:value-type="currency" office:currency="JPY" table:style-name="transparent_JPY"/>
          <table:table-cell office:value="499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currency" office:currency="JPY" table:style-name="transparent_JPY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currency" office:currency="JPY" table:style-name="transparent_JPY"/>
          <table:table-cell office:value="6810.0" office:value-type="currency" office:currency="JPY" table:style-name="transparent_JPY"/>
          <table:table-cell office:value="687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20T23:38:16.928091</dc:date>
    <meta:editing-duration>P1DT11H18M43S</meta:editing-duration>
    <meta:editing-cycles>119</meta:editing-cycles>
    <meta:generator>http://pypi.python.org/pypi/ezodf/0.1.0$Python3.10.6 (main, Nov 14 2022, 16:10:14) [GCC 11.3.0]</meta:generator>
    <dc:creator>Neal Chambers</dc:creator>
    <meta:document-statistic meta:table-count="3" meta:cell-count="116" meta:object-count="0"/>
  </office:meta>
</office:document-meta>
</file>